
<file path=META-INF/manifest.xml><?xml version="1.0" encoding="utf-8"?>
<manifest:manifest xmlns:manifest="urn:oasis:names:tc:opendocument:xmlns:manifest:1.0">
  <manifest:file-entry manifest:media-type="application/vnd.oasis.opendocument.graphics" manifest:version="1.0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onfig="urn:oasis:names:tc:opendocument:xmlns:config:1.0" xmlns:dc="http://purl.org/dc/elements/1.1/" xmlns:draw="urn:oasis:names:tc:opendocument:xmlns:drawing:1.0" xmlns:fo="urn:oasis:names:tc:opendocument:xmlns:xsl-fo-compatible:1.0" xmlns:office="urn:oasis:names:tc:opendocument:xmlns:office:1.0" xmlns:ooo="http://openoffice.org/2004/office" xmlns:style="urn:oasis:names:tc:opendocument:xmlns:style:1.0" xmlns:svg="urn:oasis:names:tc:opendocument:xmlns:svg-compatible:1.0" xmlns:text="urn:oasis:names:tc:opendocument:xmlns:text:1.0" office:version="1.0">
  <office:font-face-decls>
    <style:font-face style:name="Calibri" svg:font-family="Calibri"/>
    <style:font-face style:font-charset="x-symbol" style:name="StarSymbol" svg:font-family="StarSymbol"/>
  </office:font-face-decls>
  <office:automatic-styles>
    <style:style style:family="graphic" style:name="gr1" style:parent-style-name="standard">
      <style:graphic-properties draw:fill="gradient" draw:fill-gradient-name="Gradient_1" draw:shadow="visible" draw:shadow-color="#cdcdcd" draw:shadow-offset-x="0.0200in" draw:shadow-offset-y="0.0200in" draw:shadow-opacity="49.8039%" draw:stroke="none" svg:fill-rule="evenodd"/>
    </style:style>
    <style:style style:family="graphic" style:name="gr2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3" style:parent-style-name="standard">
      <style:graphic-properties draw:fill="none" draw:fill-color="#ffffff" draw:stroke="none" svg:stroke-color="#000000"/>
    </style:style>
    <style:style style:family="graphic" style:name="gr4" style:parent-style-name="standard">
      <style:graphic-properties draw:fill="gradient" draw:fill-gradient-name="Gradient_2" draw:shadow="visible" draw:shadow-color="#cdcdcd" draw:shadow-offset-x="0.0200in" draw:shadow-offset-y="0.0200in" draw:shadow-opacity="49.8039%" draw:stroke="none" svg:fill-rule="evenodd"/>
    </style:style>
    <style:style style:family="graphic" style:name="gr5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6" style:parent-style-name="standard">
      <style:graphic-properties draw:fill="none" draw:fill-color="#ffffff" draw:stroke="none" svg:stroke-color="#000000"/>
    </style:style>
    <style:style style:family="graphic" style:name="gr7" style:parent-style-name="standard">
      <style:graphic-properties draw:fill="gradient" draw:fill-gradient-name="Gradient_3" draw:shadow="visible" draw:shadow-color="#cdcdcd" draw:shadow-offset-x="0.0200in" draw:shadow-offset-y="0.0200in" draw:shadow-opacity="49.8039%" draw:stroke="none" svg:fill-rule="evenodd"/>
    </style:style>
    <style:style style:family="graphic" style:name="gr8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9" style:parent-style-name="standard">
      <style:graphic-properties draw:fill="none" draw:fill-color="#ffffff" draw:stroke="none" svg:stroke-color="#000000"/>
    </style:style>
    <style:style style:family="graphic" style:name="gr10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11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12" style:parent-style-name="standard">
      <style:graphic-properties draw:fill="none" draw:fill-color="#ffffff" draw:stroke="none" svg:stroke-color="#000000"/>
    </style:style>
    <style:style style:family="graphic" style:name="gr13" style:parent-style-name="standard">
      <style:graphic-properties draw:fill="gradient" draw:fill-gradient-name="Gradient_4" draw:shadow="visible" draw:shadow-color="#cdcdcd" draw:shadow-offset-x="0.0200in" draw:shadow-offset-y="0.0200in" draw:shadow-opacity="49.8039%" draw:stroke="none" svg:fill-rule="evenodd"/>
    </style:style>
    <style:style style:family="graphic" style:name="gr14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15" style:parent-style-name="standard">
      <style:graphic-properties draw:fill="none" draw:fill-color="#ffffff" draw:stroke="none" svg:stroke-color="#000000"/>
    </style:style>
    <style:style style:family="graphic" style:name="gr16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17" style:parent-style-name="standard">
      <style:graphic-properties draw:fill="gradient" draw:fill-gradient-name="Gradient_5" draw:shadow="visible" draw:shadow-color="#cdcdcd" draw:shadow-offset-x="0.0200in" draw:shadow-offset-y="0.0200in" draw:shadow-opacity="49.8039%" draw:stroke="none" svg:fill-rule="evenodd"/>
    </style:style>
    <style:style style:family="graphic" style:name="gr18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19" style:parent-style-name="standard">
      <style:graphic-properties draw:fill="none" draw:fill-color="#ffffff" draw:stroke="none" svg:stroke-color="#000000"/>
    </style:style>
    <style:style style:family="graphic" style:name="gr20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21" style:parent-style-name="standard">
      <style:graphic-properties draw:fill="gradient" draw:fill-gradient-name="Gradient_6" draw:shadow="visible" draw:shadow-color="#cdcdcd" draw:shadow-offset-x="0.0200in" draw:shadow-offset-y="0.0200in" draw:shadow-opacity="49.8039%" draw:stroke="none" svg:fill-rule="evenodd"/>
    </style:style>
    <style:style style:family="graphic" style:name="gr22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23" style:parent-style-name="standard">
      <style:graphic-properties draw:fill="none" draw:fill-color="#ffffff" draw:stroke="none" svg:stroke-color="#000000"/>
    </style:style>
    <style:style style:family="graphic" style:name="gr24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25" style:parent-style-name="standard">
      <style:graphic-properties draw:fill="none" draw:fill-color="#ffffff" draw:stroke="none" svg:stroke-color="#000000"/>
    </style:style>
    <style:style style:family="graphic" style:name="gr26" style:parent-style-name="standard">
      <style:graphic-properties draw:fill="gradient" draw:fill-gradient-name="Gradient_7" draw:shadow="visible" draw:shadow-color="#cdcdcd" draw:shadow-offset-x="0.0200in" draw:shadow-offset-y="0.0200in" draw:shadow-opacity="49.8039%" draw:stroke="none" svg:fill-rule="evenodd"/>
    </style:style>
    <style:style style:family="graphic" style:name="gr27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28" style:parent-style-name="standard">
      <style:graphic-properties draw:fill="none" draw:fill-color="#ffffff" draw:stroke="none" svg:stroke-color="#000000"/>
    </style:style>
    <style:style style:family="graphic" style:name="gr29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30" style:parent-style-name="standard">
      <style:graphic-properties draw:fill="none" draw:fill-color="#ffffff" draw:stroke="none" svg:stroke-color="#000000"/>
    </style:style>
    <style:style style:family="graphic" style:name="gr31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32" style:parent-style-name="standard">
      <style:graphic-properties draw:fill="none" draw:fill-color="#ffffff" draw:stroke="none" svg:stroke-color="#000000"/>
    </style:style>
    <style:style style:family="graphic" style:name="gr33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34" style:parent-style-name="standard">
      <style:graphic-properties draw:fill="gradient" draw:fill-gradient-name="Gradient_8" draw:shadow="visible" draw:shadow-color="#cdcdcd" draw:shadow-offset-x="0.0200in" draw:shadow-offset-y="0.0200in" draw:shadow-opacity="49.8039%" draw:stroke="none" svg:fill-rule="evenodd"/>
    </style:style>
    <style:style style:family="graphic" style:name="gr35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36" style:parent-style-name="standard">
      <style:graphic-properties draw:fill="none" draw:fill-color="#ffffff" draw:stroke="none" svg:stroke-color="#000000"/>
    </style:style>
    <style:style style:family="graphic" style:name="gr37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38" style:parent-style-name="standard">
      <style:graphic-properties draw:fill="gradient" draw:fill-gradient-name="Gradient_9" draw:shadow="visible" draw:shadow-color="#cdcdcd" draw:shadow-offset-x="0.0200in" draw:shadow-offset-y="0.0200in" draw:shadow-opacity="49.8039%" draw:stroke="none" svg:fill-rule="evenodd"/>
    </style:style>
    <style:style style:family="graphic" style:name="gr39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40" style:parent-style-name="standard">
      <style:graphic-properties draw:fill="none" draw:fill-color="#ffffff" draw:stroke="none" svg:stroke-color="#000000"/>
    </style:style>
    <style:style style:family="graphic" style:name="gr41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42" style:parent-style-name="standard">
      <style:graphic-properties draw:fill="gradient" draw:fill-gradient-name="Gradient_10" draw:shadow="visible" draw:shadow-color="#cdcdcd" draw:shadow-offset-x="0.0200in" draw:shadow-offset-y="0.0200in" draw:shadow-opacity="49.8039%" draw:stroke="none" svg:fill-rule="evenodd"/>
    </style:style>
    <style:style style:family="graphic" style:name="gr43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44" style:parent-style-name="standard">
      <style:graphic-properties draw:fill="none" draw:fill-color="#ffffff" draw:stroke="none" svg:stroke-color="#000000"/>
    </style:style>
    <style:style style:family="graphic" style:name="gr45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46" style:parent-style-name="standard">
      <style:graphic-properties draw:fill="gradient" draw:fill-gradient-name="Gradient_11" draw:shadow="visible" draw:shadow-color="#cdcdcd" draw:shadow-offset-x="0.0200in" draw:shadow-offset-y="0.0200in" draw:shadow-opacity="49.8039%" draw:stroke="none" svg:fill-rule="evenodd"/>
    </style:style>
    <style:style style:family="graphic" style:name="gr47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48" style:parent-style-name="standard">
      <style:graphic-properties draw:fill="none" draw:fill-color="#ffffff" draw:stroke="none" svg:stroke-color="#000000"/>
    </style:style>
    <style:style style:family="graphic" style:name="gr49" style:parent-style-name="standard">
      <style:graphic-properties draw:fill="gradient" draw:fill-gradient-name="Gradient_12" draw:shadow="visible" draw:shadow-color="#cdcdcd" draw:shadow-offset-x="0.0200in" draw:shadow-offset-y="0.0200in" draw:shadow-opacity="49.8039%" draw:stroke="none" svg:fill-rule="evenodd"/>
    </style:style>
    <style:style style:family="graphic" style:name="gr50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51" style:parent-style-name="standard">
      <style:graphic-properties draw:fill="none" draw:fill-color="#ffffff" draw:stroke="none" svg:stroke-color="#000000"/>
    </style:style>
    <style:style style:family="graphic" style:name="gr52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53" style:parent-style-name="standard">
      <style:graphic-properties draw:fill="none" draw:fill-color="#ffffff" draw:stroke="none" svg:stroke-color="#000000"/>
    </style:style>
    <style:style style:family="graphic" style:name="gr54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55" style:parent-style-name="standard">
      <style:graphic-properties draw:fill="none" draw:fill-color="#ffffff" draw:stroke="none" svg:stroke-color="#000000"/>
    </style:style>
    <style:style style:family="graphic" style:name="gr56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57" style:parent-style-name="standard">
      <style:graphic-properties draw:fill="gradient" draw:fill-gradient-name="Gradient_13" draw:shadow="visible" draw:shadow-color="#cdcdcd" draw:shadow-offset-x="0.0200in" draw:shadow-offset-y="0.0200in" draw:shadow-opacity="49.8039%" draw:stroke="none" svg:fill-rule="evenodd"/>
    </style:style>
    <style:style style:family="graphic" style:name="gr58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59" style:parent-style-name="standard">
      <style:graphic-properties draw:fill="none" draw:fill-color="#ffffff" draw:stroke="none" svg:stroke-color="#000000"/>
    </style:style>
    <style:style style:family="graphic" style:name="gr60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61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paragraph" style:name="S0" style:parent-style-name="Standard">
      <style:paragraph-properties fo:line-height="120.0000%" fo:margin-bottom="0.0000in" fo:margin-left="0.0000in" fo:margin-right="0.0000in" fo:margin-top="0.0000in" fo:text-align="center" fo:text-indent="0.0000in" style:justify-single-word="false"/>
    </style:style>
    <style:style style:family="text" style:name="Span1">
      <style:text-properties fo:background-color="#ffffff" fo:color="#000000" fo:font-size="8.0000pt" style:font-name="Calibri" style:font-name-asian="Calibri" style:font-name-complex="Calibri" style:font-size-asian="8.0000pt" style:font-size-complex="8.0000pt" svg:fill-opacity="100.0000%" svg:stroke-opacity="100.0000%"/>
    </style:style>
    <style:style style:family="text" style:name="Span0">
      <style:text-properties fo:color="#000000" fo:font-size="8.0000pt" style:font-name="Calibri" style:font-name-asian="Calibri" style:font-name-complex="Calibri" style:font-size-asian="8.0000pt" style:font-size-complex="8.0000pt" svg:fill-opacity="100.0000%" svg:stroke-opacity="100.0000%"/>
    </style:style>
  </office:automatic-styles>
  <office:body>
    <office:drawing>
      <draw:page draw:master-page-name="Default" draw:name="page1" draw:style-name="dp1">
        <draw:path draw:layer="layout" draw:style-name="gr1" svg:d="M499 999L2000 999A499 499 0 0 0 2000 0L499 0A499 499 0 0 0 499 999 Z" svg:height="0.3937in" svg:viewBox="0 0 2500 999" svg:width="0.9843in" svg:x="5.4134in" svg:y="0.7283in"/>
        <draw:path draw:layer="layout" draw:style-name="gr2" svg:d="M499 999L2000 999A499 499 0 0 0 2000 0L499 0A499 499 0 0 0 499 999" svg:height="0.3937in" svg:viewBox="0 0 2500 999" svg:width="0.9843in" svg:x="5.4134in" svg:y="0.7283in"/>
        <draw:frame draw:layer="layout" draw:style-name="gr3" svg:height="0.3937in" svg:width="0.9843in" svg:x="5.4134in" svg:y="0.7283in">
          <draw:text-box>
            <text:p text:style-name="S0"><text:span text:style-name="Span0">User starts app
</text:span></text:p>
          </draw:text-box>
        </draw:frame>
        <draw:path draw:layer="layout" draw:style-name="gr4" svg:d="M0 750L1399 0L2799 750L1399 1500L0 750 Z" svg:height="0.5906in" svg:viewBox="0 0 2799 1500" svg:width="1.1024in" svg:x="5.3543in" svg:y="1.5354in"/>
        <draw:path draw:layer="layout" draw:style-name="gr5" svg:d="M0 750L1399 0L2799 750L1399 1500L0 750" svg:height="0.5906in" svg:viewBox="0 0 2799 1500" svg:width="1.1024in" svg:x="5.3543in" svg:y="1.5354in"/>
        <draw:frame draw:layer="layout" draw:style-name="gr6" svg:height="0.4429in" svg:width="0.9186in" svg:x="5.4462in" svg:y="1.6093in">
          <draw:text-box>
            <text:p text:style-name="S0"><text:span text:style-name="Span0">First time app is opened?
</text:span></text:p>
          </draw:text-box>
        </draw:frame>
        <draw:path draw:layer="layout" draw:style-name="gr7" svg:d="M499 999L1999 999A499 499 0 0 0 1999 0L499 0A499 499 0 1 0 499 999 Z" svg:height="0.3937in" svg:viewBox="0 0 2499 999" svg:width="0.9843in" svg:x="3.6220in" svg:y="1.6339in"/>
        <draw:path draw:layer="layout" draw:style-name="gr8" svg:d="M499 999L1999 999A499 499 0 0 0 1999 0L499 0A499 499 0 1 0 499 999" svg:height="0.3937in" svg:viewBox="0 0 2499 999" svg:width="0.9843in" svg:x="3.6220in" svg:y="1.6339in"/>
        <draw:frame draw:layer="layout" draw:style-name="gr9" svg:height="0.3937in" svg:width="0.9843in" svg:x="3.6220in" svg:y="1.6339in">
          <draw:text-box>
            <text:p text:style-name="S0"><text:span text:style-name="Span0">Start user information activity
</text:span></text:p>
          </draw:text-box>
        </draw:frame>
        <draw:path draw:layer="layout" draw:style-name="gr10" svg:d="M0 0L0 1049" svg:height="0.4134in" svg:viewBox="0 0 0 1049" svg:width="0.0000in" svg:x="5.9055in" svg:y="1.1220in"/>
        <draw:path draw:layer="layout" draw:style-name="gr11" svg:d="M1900 0L0 0" svg:height="0.0000in" svg:viewBox="0 0 1900 0" svg:width="0.7480in" svg:x="4.6063in" svg:y="1.8307in"/>
        <draw:frame draw:layer="layout" draw:style-name="gr12" svg:height="0.2445in" svg:width="0.5556in" svg:x="4.7025in" svg:y="1.7085in">
          <draw:text-box>
            <text:p text:style-name="S0"><text:span text:style-name="Span1">Yes
</text:span></text:p>
          </draw:text-box>
        </draw:frame>
        <draw:path draw:layer="layout" draw:style-name="gr13" svg:d="M0 1500L2500 1500L2500 0L0 0L0 1500 Z" svg:height="0.5906in" svg:viewBox="0 0 2500 1500" svg:width="0.9843in" svg:x="3.6220in" svg:y="2.4409in"/>
        <draw:path draw:layer="layout" draw:style-name="gr14" svg:d="M0 1500L2500 1500L2500 0L0 0L0 1500" svg:height="0.5906in" svg:viewBox="0 0 2500 1500" svg:width="0.9843in" svg:x="3.6220in" svg:y="2.4409in"/>
        <draw:frame draw:layer="layout" draw:style-name="gr15" svg:height="0.5906in" svg:width="0.9843in" svg:x="3.6220in" svg:y="2.4409in">
          <draw:text-box>
            <text:p text:style-name="S0"><text:span text:style-name="Span0">User inputs personal data
</text:span></text:p>
          </draw:text-box>
        </draw:frame>
        <draw:path draw:layer="layout" draw:style-name="gr16" svg:d="M0 0L0 1050" svg:height="0.4134in" svg:viewBox="0 0 0 1050" svg:width="0.0000in" svg:x="4.1142in" svg:y="2.0276in"/>
        <draw:path draw:layer="layout" draw:style-name="gr17" svg:d="M0 750L1250 0L2500 750L1250 1500L0 750 Z" svg:height="0.5906in" svg:viewBox="0 0 2500 1500" svg:width="0.9843in" svg:x="3.6220in" svg:y="3.4449in"/>
        <draw:path draw:layer="layout" draw:style-name="gr18" svg:d="M0 750L1250 0L2500 750L1250 1500L0 750" svg:height="0.5906in" svg:viewBox="0 0 2500 1500" svg:width="0.9843in" svg:x="3.6220in" svg:y="3.4449in"/>
        <draw:frame draw:layer="layout" draw:style-name="gr19" svg:height="0.4429in" svg:width="0.8202in" svg:x="3.7041in" svg:y="3.5187in">
          <draw:text-box>
            <text:p text:style-name="S0"><text:span text:style-name="Span0">New user?
</text:span></text:p>
          </draw:text-box>
        </draw:frame>
        <draw:path draw:layer="layout" draw:style-name="gr20" svg:d="M0 0L0 1050" svg:height="0.4134in" svg:viewBox="0 0 0 1050" svg:width="0.0000in" svg:x="4.1142in" svg:y="3.0315in"/>
        <draw:path draw:layer="layout" draw:style-name="gr21" svg:d="M0 1499L2500 1499L2500 0L0 0L0 1499 Z" svg:height="0.5906in" svg:viewBox="0 0 2500 1499" svg:width="0.9843in" svg:x="3.6220in" svg:y="4.4488in"/>
        <draw:path draw:layer="layout" draw:style-name="gr22" svg:d="M0 1499L2500 1499L2500 0L0 0L0 1499" svg:height="0.5906in" svg:viewBox="0 0 2500 1499" svg:width="0.9843in" svg:x="3.6220in" svg:y="4.4488in"/>
        <draw:frame draw:layer="layout" draw:style-name="gr23" svg:height="0.5906in" svg:width="0.9843in" svg:x="3.6220in" svg:y="4.4488in">
          <draw:text-box>
            <text:p text:style-name="S0"><text:span text:style-name="Span0">Save user data to server
</text:span></text:p>
          </draw:text-box>
        </draw:frame>
        <draw:path draw:layer="layout" draw:style-name="gr24" svg:d="M0 0L0 1050" svg:height="0.4134in" svg:viewBox="0 0 0 1050" svg:width="0.0000in" svg:x="4.1142in" svg:y="4.0354in"/>
        <draw:frame draw:layer="layout" draw:style-name="gr25" svg:height="0.2445in" svg:width="0.5556in" svg:x="3.8364in" svg:y="4.1199in">
          <draw:text-box>
            <text:p text:style-name="S0"><text:span text:style-name="Span1">Yes
</text:span></text:p>
          </draw:text-box>
        </draw:frame>
        <draw:path draw:layer="layout" draw:style-name="gr26" svg:d="M499 999L2000 999A499 499 0 0 0 2000 0L499 0A499 499 0 0 0 499 999 Z" svg:height="0.3937in" svg:viewBox="0 0 2500 999" svg:width="0.9843in" svg:x="5.4134in" svg:y="2.5394in"/>
        <draw:path draw:layer="layout" draw:style-name="gr27" svg:d="M499 999L2000 999A499 499 0 0 0 2000 0L499 0A499 499 0 0 0 499 999" svg:height="0.3937in" svg:viewBox="0 0 2500 999" svg:width="0.9843in" svg:x="5.4134in" svg:y="2.5394in"/>
        <draw:frame draw:layer="layout" draw:style-name="gr28" svg:height="0.3937in" svg:width="0.9843in" svg:x="5.4134in" svg:y="2.5394in">
          <draw:text-box>
            <text:p text:style-name="S0"><text:span text:style-name="Span0">Start product selection activity
</text:span></text:p>
          </draw:text-box>
        </draw:frame>
        <draw:path draw:layer="layout" draw:style-name="gr29" svg:d="M0 0L0 1049" svg:height="0.4134in" svg:viewBox="0 0 0 1049" svg:width="0.0000in" svg:x="5.9055in" svg:y="2.1260in"/>
        <draw:frame draw:layer="layout" draw:style-name="gr30" svg:height="0.2445in" svg:width="0.5556in" svg:x="5.6277in" svg:y="2.2104in">
          <draw:text-box>
            <text:p text:style-name="S0"><text:span text:style-name="Span1">No
</text:span></text:p>
          </draw:text-box>
        </draw:frame>
        <draw:path draw:layer="layout" draw:style-name="gr31" svg:d="M0 2549L750 2549L750 0L2050 0" svg:height="1.0039in" svg:viewBox="0 0 2050 2549" svg:width="0.8071in" svg:x="4.6063in" svg:y="2.7362in"/>
        <draw:frame draw:layer="layout" draw:style-name="gr32" svg:height="0.2445in" svg:width="0.5556in" svg:x="4.6238in" svg:y="3.0077in">
          <draw:text-box>
            <text:p text:style-name="S0"><text:span text:style-name="Span1">No
</text:span></text:p>
          </draw:text-box>
        </draw:frame>
        <draw:path draw:layer="layout" draw:style-name="gr33" svg:d="M0 4751L1000 4751L1000 0L2191 0" svg:height="1.8707in" svg:viewBox="0 0 2191 4751" svg:width="0.8628in" svg:x="4.6063in" svg:y="2.8734in"/>
        <draw:path draw:layer="layout" draw:style-name="gr34" svg:d="M0 1500L2500 1500L2500 0L0 0L0 1500 Z" svg:height="0.5906in" svg:viewBox="0 0 2500 1500" svg:width="0.9843in" svg:x="5.4134in" svg:y="3.3465in"/>
        <draw:path draw:layer="layout" draw:style-name="gr35" svg:d="M0 1500L2500 1500L2500 0L0 0L0 1500" svg:height="0.5906in" svg:viewBox="0 0 2500 1500" svg:width="0.9843in" svg:x="5.4134in" svg:y="3.3465in"/>
        <draw:frame draw:layer="layout" draw:style-name="gr36" svg:height="0.5906in" svg:width="0.9843in" svg:x="5.4134in" svg:y="3.3465in">
          <draw:text-box>
            <text:p text:style-name="S0"><text:span text:style-name="Span0">User selects desired product
</text:span></text:p>
          </draw:text-box>
        </draw:frame>
        <draw:path draw:layer="layout" draw:style-name="gr37" svg:d="M0 0L0 1049" svg:height="0.4134in" svg:viewBox="0 0 0 1049" svg:width="0.0000in" svg:x="5.9055in" svg:y="2.9331in"/>
        <draw:path draw:layer="layout" draw:style-name="gr38" svg:d="M0 1499L2500 1499L2500 0L0 0L0 1499 Z" svg:height="0.5906in" svg:viewBox="0 0 2500 1499" svg:width="0.9843in" svg:x="5.4134in" svg:y="4.4488in"/>
        <draw:path draw:layer="layout" draw:style-name="gr39" svg:d="M0 1499L2500 1499L2500 0L0 0L0 1499" svg:height="0.5906in" svg:viewBox="0 0 2500 1499" svg:width="0.9843in" svg:x="5.4134in" svg:y="4.4488in"/>
        <draw:frame draw:layer="layout" draw:style-name="gr40" svg:height="0.5906in" svg:width="0.9843in" svg:x="5.4134in" svg:y="4.4488in">
          <draw:text-box>
            <text:p text:style-name="S0"><text:span text:style-name="Span0">App contacts server with purchase request
</text:span></text:p>
          </draw:text-box>
        </draw:frame>
        <draw:path draw:layer="layout" draw:style-name="gr41" svg:d="M0 0L0 1300" svg:height="0.5118in" svg:viewBox="0 0 0 1300" svg:width="0.0000in" svg:x="5.9055in" svg:y="3.9370in"/>
        <draw:path draw:layer="layout" draw:style-name="gr42" svg:d="M0 749L1250 0L2500 749L1250 1499L0 749 Z" svg:height="0.5906in" svg:viewBox="0 0 2500 1499" svg:width="0.9843in" svg:x="7.2047in" svg:y="4.4488in"/>
        <draw:path draw:layer="layout" draw:style-name="gr43" svg:d="M0 749L1250 0L2500 749L1250 1499L0 749" svg:height="0.5906in" svg:viewBox="0 0 2500 1499" svg:width="0.9843in" svg:x="7.2047in" svg:y="4.4488in"/>
        <draw:frame draw:layer="layout" draw:style-name="gr44" svg:height="0.4429in" svg:width="0.8202in" svg:x="7.2867in" svg:y="4.5226in">
          <draw:text-box>
            <text:p text:style-name="S0"><text:span text:style-name="Span0">Transaction approved?
</text:span></text:p>
          </draw:text-box>
        </draw:frame>
        <draw:path draw:layer="layout" draw:style-name="gr45" svg:d="M0 0L2049 0" svg:height="0.0000in" svg:viewBox="0 0 2049 0" svg:width="0.8071in" svg:x="6.3976in" svg:y="4.7441in"/>
        <draw:path draw:layer="layout" draw:style-name="gr46" svg:d="M0 1500L2500 1500L2500 0L0 0L0 1500 Z" svg:height="0.5906in" svg:viewBox="0 0 2500 1500" svg:width="0.9843in" svg:x="7.2047in" svg:y="3.5039in"/>
        <draw:path draw:layer="layout" draw:style-name="gr47" svg:d="M0 1500L2500 1500L2500 0L0 0L0 1500" svg:height="0.5906in" svg:viewBox="0 0 2500 1500" svg:width="0.9843in" svg:x="7.2047in" svg:y="3.5039in"/>
        <draw:frame draw:layer="layout" draw:style-name="gr48" svg:height="0.5906in" svg:width="0.9843in" svg:x="7.2047in" svg:y="3.5039in">
          <draw:text-box>
            <text:p text:style-name="S0"><text:span text:style-name="Span0">Give user applicable error message
</text:span></text:p>
          </draw:text-box>
        </draw:frame>
        <draw:path draw:layer="layout" draw:style-name="gr49" svg:d="M0 1499L2500 1499L2500 0L0 0L0 1499 Z" svg:height="0.5906in" svg:viewBox="0 0 2500 1499" svg:width="0.9843in" svg:x="8.9961in" svg:y="4.4488in"/>
        <draw:path draw:layer="layout" draw:style-name="gr50" svg:d="M0 1499L2500 1499L2500 0L0 0L0 1499" svg:height="0.5906in" svg:viewBox="0 0 2500 1499" svg:width="0.9843in" svg:x="8.9961in" svg:y="4.4488in"/>
        <draw:frame draw:layer="layout" draw:style-name="gr51" svg:height="0.5906in" svg:width="0.9843in" svg:x="8.9961in" svg:y="4.4488in">
          <draw:text-box>
            <text:p text:style-name="S0"><text:span text:style-name="Span0">Present user with further instructions
</text:span></text:p>
          </draw:text-box>
        </draw:frame>
        <draw:path draw:layer="layout" draw:style-name="gr52" svg:d="M0 900L0 0" svg:height="0.3543in" svg:viewBox="0 0 0 900" svg:width="0.0000in" svg:x="7.6969in" svg:y="4.0945in"/>
        <draw:frame draw:layer="layout" draw:style-name="gr53" svg:height="0.2445in" svg:width="0.5556in" svg:x="7.4191in" svg:y="4.1494in">
          <draw:text-box>
            <text:p text:style-name="S0"><text:span text:style-name="Span1">No
</text:span></text:p>
          </draw:text-box>
        </draw:frame>
        <draw:path draw:layer="layout" draw:style-name="gr54" svg:d="M0 0L2050 0" svg:height="0.0000in" svg:viewBox="0 0 2050 0" svg:width="0.8071in" svg:x="8.1890in" svg:y="4.7441in"/>
        <draw:frame draw:layer="layout" draw:style-name="gr55" svg:height="0.2445in" svg:width="0.5556in" svg:x="8.3147in" svg:y="4.6218in">
          <draw:text-box>
            <text:p text:style-name="S0"><text:span text:style-name="Span1">Yes
</text:span></text:p>
          </draw:text-box>
        </draw:frame>
        <draw:path draw:layer="layout" draw:style-name="gr56" svg:d="M3299 1949L3299 0L0 0" svg:height="0.7677in" svg:viewBox="0 0 3299 1949" svg:width="1.2992in" svg:x="6.3976in" svg:y="2.7362in"/>
        <draw:path draw:layer="layout" draw:style-name="gr57" svg:d="M0 1500L2500 1500L2500 0L0 0L0 1500 Z" svg:height="0.5906in" svg:viewBox="0 0 2500 1500" svg:width="0.9843in" svg:x="8.9961in" svg:y="3.5039in"/>
        <draw:path draw:layer="layout" draw:style-name="gr58" svg:d="M0 1500L2500 1500L2500 0L0 0L0 1500" svg:height="0.5906in" svg:viewBox="0 0 2500 1500" svg:width="0.9843in" svg:x="8.9961in" svg:y="3.5039in"/>
        <draw:frame draw:layer="layout" draw:style-name="gr59" svg:height="0.5906in" svg:width="0.9843in" svg:x="8.9961in" svg:y="3.5039in">
          <draw:text-box>
            <text:p text:style-name="S0"><text:span text:style-name="Span0">User swipes phone across vending machine’s NFC receiver
</text:span></text:p>
          </draw:text-box>
        </draw:frame>
        <draw:path draw:layer="layout" draw:style-name="gr60" svg:d="M8005 2824L8005 0L0 0L0 512" svg:height="1.1122in" svg:viewBox="0 0 8005 2824" svg:width="3.1519in" svg:x="6.3363in" svg:y="2.3917in"/>
        <draw:path draw:layer="layout" draw:style-name="gr61" svg:d="M0 900L0 0" svg:height="0.3543in" svg:viewBox="0 0 0 900" svg:width="0.0000in" svg:x="9.4882in" svg:y="4.0945in"/>
      </draw:page>
    </office:drawing>
  </office:body>
</office:document-content>
</file>

<file path=styles.xml><?xml version="1.0" encoding="utf-8"?>
<office:document-styles xmlns:config="urn:oasis:names:tc:opendocument:xmlns:config:1.0" xmlns:dc="http://purl.org/dc/elements/1.1/" xmlns:draw="urn:oasis:names:tc:opendocument:xmlns:drawing:1.0" xmlns:fo="urn:oasis:names:tc:opendocument:xmlns:xsl-fo-compatible:1.0" xmlns:office="urn:oasis:names:tc:opendocument:xmlns:office:1.0" xmlns:ooo="http://openoffice.org/2004/office" xmlns:style="urn:oasis:names:tc:opendocument:xmlns:style:1.0" xmlns:svg="urn:oasis:names:tc:opendocument:xmlns:svg-compatible:1.0" xmlns:text="urn:oasis:names:tc:opendocument:xmlns:text:1.0" office:version="1.0">
  <office:styles>
    <draw:gradient draw:angle="0" draw:border="0.0000%" draw:end-color="#f0f0f0" draw:end-intensity="100%" draw:name="Gradient_1" draw:start-color="#ffffff" draw:start-intensity="100%" draw:style="linear"/>
    <draw:gradient draw:angle="0" draw:border="0.0000%" draw:end-color="#f0f0f0" draw:end-intensity="100%" draw:name="Gradient_2" draw:start-color="#ffffff" draw:start-intensity="100%" draw:style="linear"/>
    <draw:gradient draw:angle="0" draw:border="0.0000%" draw:end-color="#f0f0f0" draw:end-intensity="100%" draw:name="Gradient_3" draw:start-color="#ffffff" draw:start-intensity="100%" draw:style="linear"/>
    <draw:gradient draw:angle="0" draw:border="0.0000%" draw:end-color="#f0f0f0" draw:end-intensity="100%" draw:name="Gradient_4" draw:start-color="#ffffff" draw:start-intensity="100%" draw:style="linear"/>
    <draw:gradient draw:angle="0" draw:border="0.0000%" draw:end-color="#f0f0f0" draw:end-intensity="100%" draw:name="Gradient_5" draw:start-color="#ffffff" draw:start-intensity="100%" draw:style="linear"/>
    <draw:gradient draw:angle="0" draw:border="0.0000%" draw:end-color="#f0f0f0" draw:end-intensity="100%" draw:name="Gradient_6" draw:start-color="#ffffff" draw:start-intensity="100%" draw:style="linear"/>
    <draw:gradient draw:angle="0" draw:border="0.0000%" draw:end-color="#f0f0f0" draw:end-intensity="100%" draw:name="Gradient_7" draw:start-color="#ffffff" draw:start-intensity="100%" draw:style="linear"/>
    <draw:gradient draw:angle="0" draw:border="0.0000%" draw:end-color="#f0f0f0" draw:end-intensity="100%" draw:name="Gradient_8" draw:start-color="#ffffff" draw:start-intensity="100%" draw:style="linear"/>
    <draw:gradient draw:angle="0" draw:border="0.0000%" draw:end-color="#f0f0f0" draw:end-intensity="100%" draw:name="Gradient_9" draw:start-color="#ffffff" draw:start-intensity="100%" draw:style="linear"/>
    <draw:gradient draw:angle="0" draw:border="0.0000%" draw:end-color="#f0f0f0" draw:end-intensity="100%" draw:name="Gradient_10" draw:start-color="#ffffff" draw:start-intensity="100%" draw:style="linear"/>
    <draw:gradient draw:angle="0" draw:border="0.0000%" draw:end-color="#f0f0f0" draw:end-intensity="100%" draw:name="Gradient_11" draw:start-color="#ffffff" draw:start-intensity="100%" draw:style="linear"/>
    <draw:gradient draw:angle="0" draw:border="0.0000%" draw:end-color="#f0f0f0" draw:end-intensity="100%" draw:name="Gradient_12" draw:start-color="#ffffff" draw:start-intensity="100%" draw:style="linear"/>
    <draw:gradient draw:angle="0" draw:border="0.0000%" draw:end-color="#f0f0f0" draw:end-intensity="100%" draw:name="Gradient_13" draw:start-color="#ffffff" draw:start-intensity="100%" draw:style="linear"/>
  </office:styles>
  <office:font-face-decls>
    <style:font-face style:name="Calibri" svg:font-family="Calibri"/>
    <style:font-face style:font-charset="x-symbol" style:name="StarSymbol" svg:font-family="StarSymbol"/>
  </office:font-face-decls>
  <office:automatic-styles>
    <style:page-layout style:name="PM0">
      <style:page-layout-properties fo:margin-bottom="0in" fo:margin-left="0in" fo:margin-right="0in" fo:margin-top="0in" fo:page-height="8.2677in" fo:page-width="11.6929in" style:print-orientation="portrait"/>
    </style:page-layout>
    <style:style style:family="drawing-page" style:name="dp1">
      <style:drawing-page-properties draw:fill="none"/>
    </style:style>
  </office:automatic-styles>
  <office:master-styles>
    <style:master-page draw:style-name="dp1" style:name="Default" style:page-layout-name="PM0"/>
  </office:master-styles>
</office:document-styles>
</file>